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369c42" officeooo:paragraph-rsid="00369c42"/>
    </style:style>
    <style:style style:name="P2" style:family="paragraph" style:parent-style-name="Standard">
      <style:text-properties officeooo:rsid="00369c42" officeooo:paragraph-rsid="003742c2"/>
    </style:style>
    <style:style style:name="P3" style:family="paragraph" style:parent-style-name="Standard">
      <style:text-properties officeooo:rsid="003322da" officeooo:paragraph-rsid="003322da"/>
    </style:style>
    <style:style style:name="P4" style:family="paragraph" style:parent-style-name="Standard">
      <style:text-properties officeooo:rsid="003742c2" officeooo:paragraph-rsid="003742c2"/>
    </style:style>
    <style:style style:name="P5" style:family="paragraph" style:parent-style-name="Standard">
      <style:text-properties officeooo:rsid="003754b8" officeooo:paragraph-rsid="003754b8"/>
    </style:style>
    <style:style style:name="T1" style:family="text">
      <style:text-properties officeooo:rsid="003742c2"/>
    </style:style>
    <style:style style:name="T2" style:family="text">
      <style:text-properties officeooo:rsid="003daf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-<text:span text:style-name="T2">Programowanie summarizera</text:span></text:p>
      <text:p text:style-name="P2"/>
      <text:p text:style-name="P1">Pytania na które muszę odpowiedzieć w <text:s/>kolejnym bloku</text:p>
      <text:p text:style-name="P1">Co to jest<text:span text:style-name="T1">?</text:span>:</text:p>
      <text:p text:style-name="P2"><text:tab/>Top <text:s/>down controll</text:p>
      <text:p text:style-name="P4"><text:tab/>Poziomy świadomości (krótko)</text:p>
      <text:p text:style-name="P5"><text:tab/></text:p>
      <text:p text:style-name="P2"><text:span text:style-name="T1"><text:tab/></text:span><text:line-break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07T19:07:23.723153624</dc:date>
    <meta:editing-duration>PT17H43M</meta:editing-duration>
    <meta:editing-cycles>28</meta:editing-cycles>
    <meta:document-statistic meta:table-count="0" meta:image-count="0" meta:object-count="0" meta:page-count="1" meta:paragraph-count="7" meta:word-count="19" meta:character-count="143" meta:non-whitespace-character-count="121"/>
  </office:meta>
</office:document-meta>
</file>